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écouverte de blocs de contenu informatif depuis des documents web</text:p>
      <text:p text:style-name="Standard"/>
      <text:p text:style-name="Standard">Sujet : Approche pour récupérer le contenu informatif d'une page web. </text:p>
      <text:p text:style-name="Standard"/>
      <text:p text:style-name="Standard">Motivation : Amélioration du processus de découverte d'information en isolation du contenu informatif dans une page web. Cela permet d'isoler par exemple des articles d'un blog du contenu redondant tels que les publicités, les bannières ou les menu de navigation. Facilite l'extraction, la recherche et l'indexation de contenu.</text:p>
      <text:p text:style-name="Standard"/>
      <text:p text:style-name="Standard">Contribution : </text:p>
      <text:p text:style-name="Standard">Segmentation d'une page web basé sur les tag HTML des nœuds du DOM.</text:p>
      <text:p text:style-name="Standard">En se basant sur l'apparition des termes dans dans un ensemble de page, les auteurs calcules une valeur d'entropie pour chaque terme. D'après la valeur de l'entropie de chaque terme dans le contenu du bloc, une valeur d'entropie est calculé pour chaque bloc. En analysant la mesure, les auteurs propose un seuil qui va permettre de partitionner le bloc soit en contenu informatif ou soit en bloc redondant. Les blocs de contenus informatifs sont des parties très distinct alors que les blocs qui ne contiennent pas de contenu informatif sont redondant.</text:p>
      <text:p text:style-name="Standard"/>
      <text:p text:style-name="Standard"/>
      <text:p text:style-name="Standard">Méthode : </text:p>
      <text:p text:style-name="Standard"/>
      <text:p text:style-name="P1">Clustering de page ??</text:p>
      <text:p text:style-name="Standard"/>
      <text:p text:style-name="Standard">Les auteurs traitent que les pages fondant laeur layout sur les tag TABLE. Ce qu'il appel les documents tabulaire. En s'appuyant sur les balises HTML une page est partitionnée en plusieurs blocs. </text:p>
      <text:p text:style-name="Standard"/>
      <text:p text:style-name="Standard">Extraction des caractéristiques d'un bloc : </text:p>
      <text:p text:style-name="Standard">Les caractéristiques correspondent aux mots clès. Suppression de stop world (⁼ mots de liaison, séparateur ?) avec une algorithme de Porter stemming algotihm??</text:p>
      <text:p text:style-name="Standard"/>
      <text:p text:style-name="Standard">Calcule de la valeur d'entropie de chaque mots clés extraits : </text:p>
      <text:p text:style-name="Standard">La valeur d'entropie est estimée suivant le nombre d'apparition du terme dans les cluster de page. Pour faciliter l'entropie de chaque terme, on regroupe les mots clés de chaque documents.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5-09T20:29:23</meta:creation-date>
    <dc:date>2014-05-09T21:32:54</dc:date>
    <dc:creator>Asus </dc:creator>
    <meta:editing-duration>PT1H2M39S</meta:editing-duration>
    <meta:editing-cycles>22</meta:editing-cycles>
    <meta:generator>LibreOffice/3.5$Linux_x86 LibreOffice_project/350m1$Build-2</meta:generator>
    <meta:document-statistic meta:table-count="0" meta:image-count="0" meta:object-count="0" meta:page-count="1" meta:paragraph-count="13" meta:word-count="283" meta:character-count="1779" meta:non-whitespace-character-count="1502"/>
  </office:meta>
</office:document-meta>
</file>